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09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VilleMTP_5f_MTP_5f_SitesProx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VilleMTP_MTP_SitesProx_20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245" table:default-cell-style-name="Default"/>
        <table:table-row table:style-name="ro1">
          <table:table-cell office:value-type="string">
            <text:p>LIBEL,C,254</text:p>
          </table:table-cell>
          <table:table-cell office:value-type="string">
            <text:p>COORD1_05,C,4</text:p>
          </table:table-cell>
          <table:table-cell office:value-type="string">
            <text:p>COORD2_05,C,4</text:p>
          </table:table-cell>
          <table:table-cell office:value-type="string">
            <text:p>PLAN_05,C,2</text:p>
          </table:table-cell>
          <table:table-cell office:value-type="string">
            <text:p>RUBRIQUE,C,12</text:p>
          </table:table-cell>
          <table:table-cell office:value-type="string">
            <text:p>POINT_X,N,19,11</text:p>
          </table:table-cell>
          <table:table-cell office:value-type="string">
            <text:p>POINT_Y,N,19,11</text:p>
          </table:table-cell>
          <table:table-cell office:value-type="string">
            <text:p>ADRESSE,C,50</text:p>
          </table:table-cell>
          <table:table-cell office:value-type="string">
            <text:p>QUARTIER,C,15</text:p>
          </table:table-cell>
          <table:table-cell office:value-type="string">
            <text:p>SSQUARTIER,C,15</text:p>
          </table:table-cell>
          <table:table-cell office:value-type="string">
            <text:p>POLICE,N,4,0</text:p>
          </table:table-cell>
          <table:table-cell table:number-columns-repeated="245"/>
        </table:table-row>
        <table:table-row table:style-name="ro1">
          <table:table-cell office:value-type="string">
            <text:p>M.P.T. Paul-Emile Victor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MPT</text:p>
          </table:table-cell>
          <table:table-cell office:value-type="float" office:value="768049.888753">
            <text:p>768049,888753</text:p>
          </table:table-cell>
          <table:table-cell office:value-type="float" office:value="6280920.57331">
            <text:p>6280920,57331</text:p>
          </table:table-cell>
          <table:table-cell office:value-type="string">
            <text:p>1247, av. du Professeur Louis Ravas</text:p>
          </table:table-cell>
          <table:table-cell office:value-type="string">
            <text:p>Les Cevennes</text:p>
          </table:table-cell>
          <table:table-cell office:value-type="string">
            <text:p>Alco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M.P.T. Mélina Mercouri</text:p>
          </table:table-cell>
          <table:table-cell office:value-type="string">
            <text:p>P11</text:p>
          </table:table-cell>
          <table:table-cell/>
          <table:table-cell office:value-type="string">
            <text:p>31</text:p>
          </table:table-cell>
          <table:table-cell office:value-type="string">
            <text:p>MPT</text:p>
          </table:table-cell>
          <table:table-cell office:value-type="float" office:value="773345.085908">
            <text:p>773345,085908</text:p>
          </table:table-cell>
          <table:table-cell office:value-type="float" office:value="6279826.10541">
            <text:p>6279826,10541</text:p>
          </table:table-cell>
          <table:table-cell office:value-type="string">
            <text:p>842 r. de la Vielle Poste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M.P.T. Voltaire</text:p>
          </table:table-cell>
          <table:table-cell office:value-type="string">
            <text:p>M8</text:p>
          </table:table-cell>
          <table:table-cell/>
          <table:table-cell office:value-type="string">
            <text:p>50</text:p>
          </table:table-cell>
          <table:table-cell office:value-type="string">
            <text:p>MPT</text:p>
          </table:table-cell>
          <table:table-cell office:value-type="float" office:value="771776.859418">
            <text:p>771776,859418</text:p>
          </table:table-cell>
          <table:table-cell office:value-type="float" office:value="6278752.10544">
            <text:p>6278752,10544</text:p>
          </table:table-cell>
          <table:table-cell office:value-type="string">
            <text:p>1, square Jean Monnet</text:p>
          </table:table-cell>
          <table:table-cell office:value-type="string">
            <text:p>Centre-ville</text:p>
          </table:table-cell>
          <table:table-cell office:value-type="string">
            <text:p>Gare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MPT</text:p>
          </table:table-cell>
          <table:table-cell office:value-type="float" office:value="771972.209601">
            <text:p>771972,209601</text:p>
          </table:table-cell>
          <table:table-cell office:value-type="float" office:value="6277906.70434">
            <text:p>6277906,70434</text:p>
          </table:table-cell>
          <table:table-cell office:value-type="string">
            <text:p>14, r. de l'Améthyste</text:p>
          </table:table-cell>
          <table:table-cell office:value-type="string">
            <text:p>Près d'Arènes</text:p>
          </table:table-cell>
          <table:table-cell office:value-type="string">
            <text:p>Aiguerelles</text:p>
          </table:table-cell>
          <table:table-cell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M.P.T. Albert Camu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MPT</text:p>
          </table:table-cell>
          <table:table-cell office:value-type="float" office:value="770269.605243">
            <text:p>770269,605243</text:p>
          </table:table-cell>
          <table:table-cell office:value-type="float" office:value="6277912.80607">
            <text:p>6277912,80607</text:p>
          </table:table-cell>
          <table:table-cell office:value-type="string">
            <text:p>118, allée Maurice Bonafos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M.P.T Marcel Pagnol</text:p>
          </table:table-cell>
          <table:table-cell office:value-type="string">
            <text:p>G8</text:p>
          </table:table-cell>
          <table:table-cell table:number-columns-repeated="2"/>
          <table:table-cell office:value-type="string">
            <text:p>MPT</text:p>
          </table:table-cell>
          <table:table-cell office:value-type="float" office:value="768690.040901">
            <text:p>768690,040901</text:p>
          </table:table-cell>
          <table:table-cell office:value-type="float" office:value="6278409.2691">
            <text:p>6278409,2691</text:p>
          </table:table-cell>
          <table:table-cell office:value-type="string">
            <text:p>64, route de Lavérune</text:p>
          </table:table-cell>
          <table:table-cell office:value-type="string">
            <text:p>Les Cevennes</text:p>
          </table:table-cell>
          <table:table-cell office:value-type="string">
            <text:p>Alco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M.P.T. Léo Lagrang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MPT</text:p>
          </table:table-cell>
          <table:table-cell office:value-type="float" office:value="765924.731314">
            <text:p>765924,731314</text:p>
          </table:table-cell>
          <table:table-cell office:value-type="float" office:value="6281381.84644">
            <text:p>6281381,84644</text:p>
          </table:table-cell>
          <table:table-cell office:value-type="string">
            <text:p>155 rue de Bologne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office:value-type="float" office:value="14">
            <text:p>14</text:p>
          </table:table-cell>
          <table:table-cell table:number-columns-repeated="245"/>
        </table:table-row>
      </table:table>
      <table:table table:name="Métadonnées" table:style-name="ta2" table:print="false">
        <table:table-column table:style-name="co11" table:number-columns-repeated="256" table:default-cell-style-name="Default"/>
        <table:table-row table:style-name="ro2">
          <table:table-cell office:value-type="string">
            <text:p><text:s/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<text:s/></text:p>
          </table:table-cell>
          <table:table-cell table:number-columns-repeated="255"/>
        </table:table-row>
        <table:table-row table:style-name="ro2">
          <table:table-cell office:value-type="string">
            <text:p>ID : 70</text:p>
          </table:table-cell>
          <table:table-cell table:number-columns-repeated="255"/>
        </table:table-row>
        <table:table-row table:style-name="ro2">
          <table:table-cell office:value-type="string">
            <text:p>TITRE : Sites de proximité</text:p>
          </table:table-cell>
          <table:table-cell table:number-columns-repeated="255"/>
        </table:table-row>
        <table:table-row table:style-name="ro2">
          <table:table-cell office:value-type="string">
            <text:p>IDENTIFIANT : VilleMTP_MTP_SitesProx_2012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DESCRIPTION : Vous trouverez, ci-joint, les données vectorielles concernant la répartition spatiale des sites de proximité de la ville de Montpellier. Sites qui serviront à la distribution de proximité de biens auprès des citoyens dans le cas de déclenchement de plans d’urgence (ex : distribution de bouteilles d’eau potable dans le cadre du plan d’adduction d’eau potable).</text:p>
          </table:table-cell>
          <table:table-cell table:number-columns-repeated="255"/>
        </table:table-row>
        <table:table-row table:style-name="ro2">
          <table:table-cell office:value-type="string">
            <text:p>COUVERTUTE GÉOGRAPHIQUE : </text:p>
          </table:table-cell>
          <table:table-cell table:number-columns-repeated="255"/>
        </table:table-row>
        <table:table-row table:style-name="ro2">
          <table:table-cell office:value-type="string">
            <text:p>LANGUE : français</text:p>
          </table:table-cell>
          <table:table-cell table:number-columns-repeated="255"/>
        </table:table-row>
        <table:table-row table:style-name="ro2">
          <table:table-cell office:value-type="string">
            <text:p>DATE PUBLICATION : 2012-02-10</text:p>
          </table:table-cell>
          <table:table-cell table:number-columns-repeated="255"/>
        </table:table-row>
        <table:table-row table:style-name="ro2">
          <table:table-cell office:value-type="string">
            <text:p>PÉRIODE VALIDITÉE : Annuelle</text:p>
          </table:table-cell>
          <table:table-cell table:number-columns-repeated="255"/>
        </table:table-row>
        <table:table-row table:style-name="ro2">
          <table:table-cell office:value-type="string">
            <text:p>MISE À JOUR : 2012-02-10</text:p>
          </table:table-cell>
          <table:table-cell table:number-columns-repeated="255"/>
        </table:table-row>
        <table:table-row table:style-name="ro2">
          <table:table-cell office:value-type="string">
            <text:p>PRORIÉTAIRE : Ville de Montpellier</text:p>
          </table:table-cell>
          <table:table-cell table:number-columns-repeated="255"/>
        </table:table-row>
        <table:table-row table:style-name="ro2">
          <table:table-cell office:value-type="string">
            <text:p>DIFFUSEUR : Ville de Montpellier</text:p>
          </table:table-cell>
          <table:table-cell table:number-columns-repeated="255"/>
        </table:table-row>
        <table:table-row table:style-name="ro2">
          <table:table-cell office:value-type="string">
            <text:p>CATÉGORIE : Localisation</text:p>
          </table:table-cell>
          <table:table-cell table:number-columns-repeated="255"/>
        </table:table-row>
        <table:table-row table:style-name="ro2">
          <table:table-cell office:value-type="string">
            <text:p>THÈME : Localisation</text:p>
          </table:table-cell>
          <table:table-cell table:number-columns-repeated="255"/>
        </table:table-row>
        <table:table-row table:style-name="ro2">
          <table:table-cell office:value-type="string">
            <text:p>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2">
          <table:table-cell office:value-type="string">
            <text:p>MOTS CLÉS : site de proximité ; urgence ; distribution ; risque ; secours ; montpellier</text:p>
          </table:table-cell>
          <table:table-cell table:number-columns-repeated="255"/>
        </table:table-row>
        <table:table-row table:style-name="ro2" table:number-rows-repeated="104855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/01/2014</text:date>, <text:time>11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SitesProx_5f_2012" style:display-name="PageStyle_VilleMTP_MTP_SitesProx_20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hn</dc:creator>
    <dc:date>2012-02-10T12:31:12</dc:date>
    <meta:document-statistic meta:table-count="2" meta:cell-count="96" meta:object-count="0"/>
    <meta:generator>OpenOffice/4.0.1$Win32 OpenOffice.org_project/401m5$Build-9714</meta:generator>
  </office:meta>
</office:document-meta>
</file>